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20000002185645207.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d9119"/>
    </style:style>
    <style:style style:name="P5" style:family="paragraph" style:parent-style-name="Standard">
      <style:paragraph-properties fo:text-align="justify" style:justify-single-word="false"/>
      <style:text-properties officeooo:paragraph-rsid="000fcbae"/>
    </style:style>
    <style:style style:name="P6" style:family="paragraph" style:parent-style-name="Standard">
      <style:paragraph-properties fo:text-align="justify" style:justify-single-word="false"/>
      <style:text-properties officeooo:paragraph-rsid="00107a9f"/>
    </style:style>
    <style:style style:name="P7" style:family="paragraph" style:parent-style-name="Standard">
      <style:paragraph-properties fo:text-align="justify" style:justify-single-word="false"/>
      <style:text-properties officeooo:paragraph-rsid="00116a8c"/>
    </style:style>
    <style:style style:name="P8" style:family="paragraph" style:parent-style-name="Standard">
      <style:paragraph-properties fo:margin-left="1.245cm" fo:margin-right="0cm" fo:text-align="justify" style:justify-single-word="false" fo:text-indent="0cm" style:auto-text-indent="false"/>
    </style:style>
    <style:style style:name="P9" style:family="paragraph" style:parent-style-name="Standard">
      <style:paragraph-properties fo:text-align="justify" style:justify-single-word="false"/>
      <style:text-properties officeooo:rsid="00116a8c" officeooo:paragraph-rsid="00116a8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5e8c9"/>
    </style:style>
    <style:style style:name="P12" style:family="paragraph" style:parent-style-name="Standard">
      <style:paragraph-properties fo:text-align="justify" style:justify-single-word="false"/>
      <style:text-properties officeooo:paragraph-rsid="001627ef"/>
    </style:style>
    <style:style style:name="P13" style:family="paragraph" style:parent-style-name="Standard">
      <style:paragraph-properties fo:text-align="justify" style:justify-single-word="false"/>
      <style:text-properties fo:font-weight="bold" officeooo:paragraph-rsid="0015e8c9" style:font-weight-asian="bold" style:font-weight-complex="bold"/>
    </style:style>
    <style:style style:name="P14" style:family="paragraph" style:parent-style-name="Standard">
      <style:paragraph-properties fo:text-align="justify" style:justify-single-word="false"/>
      <style:text-properties fo:font-weight="normal" officeooo:paragraph-rsid="001627ef" style:font-weight-asian="normal" style:font-weight-complex="normal"/>
    </style:style>
    <style:style style:name="P15" style:family="paragraph" style:parent-style-name="Standard">
      <style:paragraph-properties fo:margin-left="1.245cm" fo:margin-right="0cm" fo:text-align="justify" style:justify-single-word="false" fo:text-indent="0cm" style:auto-text-indent="false"/>
      <style:text-properties officeooo:paragraph-rsid="0015e8c9"/>
    </style:style>
    <style:style style:name="T1" style:family="text">
      <style:text-properties fo:font-weight="bold" style:font-weight-asian="bold" style:font-weight-complex="bold"/>
    </style:style>
    <style:style style:name="T2" style:family="text">
      <style:text-properties fo:font-weight="bold" officeooo:rsid="00116a8c" style:font-weight-asian="bold" style:font-weight-complex="bold"/>
    </style:style>
    <style:style style:name="T3" style:family="text">
      <style:text-properties fo:font-weight="bold" officeooo:rsid="001627e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fcbae" style:font-style-asian="italic" style:font-style-complex="italic"/>
    </style:style>
    <style:style style:name="T6" style:family="text">
      <style:text-properties fo:font-style="italic" officeooo:rsid="00116a8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07a9f"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officeooo:rsid="000d9119"/>
    </style:style>
    <style:style style:name="T11" style:family="text">
      <style:text-properties style:text-underline-style="none" officeooo:rsid="000e70de"/>
    </style:style>
    <style:style style:name="T12" style:family="text">
      <style:text-properties style:text-underline-style="none" officeooo:rsid="000fcbae"/>
    </style:style>
    <style:style style:name="T13" style:family="text">
      <style:text-properties style:text-underline-style="none" officeooo:rsid="00107a9f"/>
    </style:style>
    <style:style style:name="T14" style:family="text">
      <style:text-properties style:text-underline-style="none" officeooo:rsid="0012cdac"/>
    </style:style>
    <style:style style:name="T15" style:family="text">
      <style:text-properties style:text-underline-style="none" officeooo:rsid="0013b67f"/>
    </style:style>
    <style:style style:name="T16" style:family="text">
      <style:text-properties officeooo:rsid="00116a8c"/>
    </style:style>
    <style:style style:name="T17" style:family="text">
      <style:text-properties officeooo:rsid="0012754f"/>
    </style:style>
    <style:style style:name="T18" style:family="text">
      <style:text-properties officeooo:rsid="0013b67f"/>
    </style:style>
    <style:style style:name="T19" style:family="text">
      <style:text-properties officeooo:rsid="00157c9f"/>
    </style:style>
    <style:style style:name="T20" style:family="text">
      <style:text-properties officeooo:rsid="0015e8c9"/>
    </style:style>
    <style:style style:name="T21" style:family="text">
      <style:text-properties officeooo:rsid="001627ef"/>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ÓN DE RESERVAS AÉREAS.</text:p>
      <text:p text:style-name="Standard"><draw:a xlink:type="simple" xlink:href="https://www.amadeus.net/" office:target-frame-name="_blank" xlink:show="new"><draw:frame draw:style-name="fr1" draw:name="gráficos1" text:anchor-type="paragraph" svg:width="3.016cm" svg:height="0.873cm" draw:z-index="0"><draw:image xlink:href="Pictures/10000000000000720000002185645207.gif" xlink:type="simple" xlink:show="embed" xlink:actuate="onLoad"/></draw:frame></draw:a></text:p>
      <text:p text:style-name="Standard"/>
      <text:p text:style-name="P13"><text:span text:style-name="T20">Requisitos previos</text:span></text:p>
      <text:p text:style-name="P14"><text:span text:style-name="T21"/></text:p>
      <text:p text:style-name="P14"><text:span text:style-name="T21">Se recomienda tener instaladas las siguientes aplicaciones:</text:span></text:p>
      <text:p text:style-name="P15"><text:span text:style-name="T20">- Netbeans 7.2.1</text:span></text:p>
      <text:p text:style-name="P15"><text:span text:style-name="T20">- Git</text:span></text:p>
      <text:p text:style-name="P15"><text:span text:style-name="T20">- Cuenta en GitHub</text:span></text:p>
      <text:p text:style-name="P11"><text:span text:style-name="T3"/></text:p>
      <text:p text:style-name="P12"><text:span text:style-name="T3">Enunciado</text:span></text:p>
      <text:p text:style-name="P3"/>
      <text:p text:style-name="P3">Se desea desarrollar una aplicación para gestionar las reservas de Vuelos al estilo <text:span text:style-name="T1">Amadeus</text:span>. (<text:a xlink:type="simple" xlink:href="https://www.amadeus.net/">https://www.amadeus.net</text:a>)</text:p>
      <text:p text:style-name="P3"/>
      <text:p text:style-name="P7"><text:span text:style-name="T16">Los aviones pertenecen a una </text:span><text:span text:style-name="T2">compañía aérea</text:span><text:span text:style-name="T16">: </text:span><text:span text:style-name="T6">nombre, url, url-logotipo</text:span><text:span text:style-name="T16"> y </text:span><text:span text:style-name="T6">teléfono de contacto</text:span><text:span text:style-name="T16">.</text:span></text:p>
      <text:p text:style-name="P9"/>
      <text:p text:style-name="P3">De cada <text:span text:style-name="T1">avión</text:span> nos interesa almacenar su <text:span text:style-name="T4">modelo, matrícula, </text:span><text:span text:style-name="T6">compañía a la que pertenece, </text:span><text:span text:style-name="T4"><text:s/>número de plazas turista, número plazas business y la ruta que realiza (origen, destino) y días de la semana que vuela</text:span>.</text:p>
      <text:p text:style-name="P3"/>
      <text:p text:style-name="P3">Los <text:span text:style-name="T1">usuarios de la aplicación</text:span> se identificarán por un <text:span text:style-name="T8">nick</text:span> y una <text:span text:style-name="T7">contraseña</text:span> y se almacenarán los siguientes datos: <text:span text:style-name="T4">nombre, apellidos, </text:span><text:span text:style-name="T5">dni, </text:span><text:span text:style-name="T4">e-mail, </text:span><text:span text:style-name="T5">fotografía </text:span><text:span text:style-name="T4">y teléfono de contacto</text:span>.</text:p>
      <text:p text:style-name="P3"/>
      <text:p text:style-name="P3">Cada <text:span text:style-name="T1">usuario de la aplicación</text:span> podrá realizar lo siguiente:</text:p>
      <text:p text:style-name="P3"><text:tab/>- Registrarse en el sistema (se enviará mail de confirmación para confirmar el registro).</text:p>
      <text:p text:style-name="P3"><text:tab/><text:span text:style-name="T18">- Modificar sus datos personales </text:span><text:span text:style-name="T19">(menos el nick), </text:span><text:span text:style-name="T18">así como la </text:span><text:span text:style-name="T15">fotografía.</text:span></text:p>
      <text:p text:style-name="P3"><text:tab/>- Realizar reservas (como máximo 3 reservas activas).</text:p>
      <text:p text:style-name="P3"><text:tab/>- Mostrar su listados de reservas.</text:p>
      <text:p text:style-name="P3"><text:tab/>- Consultar una reserva.</text:p>
      <text:p text:style-name="P3"><text:tab/>- Borrar reservas.</text:p>
      <text:p text:style-name="P3"/>
      <text:p text:style-name="P3">El usuario <text:span text:style-name="T1">admin</text:span> del sistema podrá realizar lo siguiente:</text:p>
      <text:p text:style-name="P3"><text:tab/>- Añadir nuevos aviones a la flota.</text:p>
      <text:p text:style-name="P3"><text:tab/>- Modificar la flota (añadir aviones, borrar aviones, modificar sus datos).</text:p>
      <text:p text:style-name="P8">- Si se borra un avión, sus reservas tendrán que pasar a otro avión que realice la misma ruta y el mismo día (se nos pedirá escoger alguno de los aviones disponibles mostrando el número de plazas disponibles en el listado). Se copiarán todas las reservas posibles hasta que el avión esté lleno (hay que respetar el tipo de reserva de cada pasajero). <text:span text:style-name="T16">Al resto de usuarios que no se han podido registrar se les mandará un e-mail indicando que se pongan en contacto con la compañía aérea.</text:span></text:p>
      <text:p text:style-name="P3"><text:tab/>- Podrá dar de baja un usuario registrado.</text:p>
      <text:p text:style-name="P3"/>
      <text:p text:style-name="P1"><text:span text:style-name="T17">Extras</text:span>:</text:p>
      <text:p text:style-name="P3"><text:tab/>- Las contraseñas estarán encriptadas en el sistema.</text:p>
      <text:p text:style-name="P5"><text:span text:style-name="T10"><text:tab/></text:span><text:span text:style-name="T12">- Generación de b</text:span><text:span text:style-name="T10">illete de </text:span><text:span text:style-name="T11">reserva</text:span><text:span text:style-name="T10"> en formato PDF.</text:span></text:p>
      <text:p text:style-name="P3"><text:tab/>- Uso de URL amigables.</text:p>
      <text:p text:style-name="P4"><text:span text:style-name="T10"><text:tab/>- </text:span><text:span text:style-name="T9">Validaciones.</text:span></text:p>
      <text:p text:style-name="P6"><text:span text:style-name="T13"><text:tab/>- Se registrará la última IP desde la que se conectó el usuario, y se mostrará </text:span><text:span text:style-name="T14">esa IP en</text:span><text:span text:style-name="T13"> el mensaje de bienvenida así como la fecha y hora de la última conexió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7S</meta:editing-duration>
    <meta:editing-cycles>23</meta:editing-cycles>
    <meta:generator>LibreOffice/3.6$Windows_x86 LibreOffice_project/2ef5aff-a6fb0ff-166bdff-cf087ad-0f1389</meta:generator>
    <dc:date>2013-01-30T13:20:36.25</dc:date>
    <meta:document-statistic meta:table-count="0" meta:image-count="1" meta:object-count="0" meta:page-count="1" meta:paragraph-count="29" meta:word-count="352" meta:character-count="2118" meta:non-whitespace-character-count="1780"/>
    <meta:user-defined meta:name="Info 1"/>
    <meta:user-defined meta:name="Info 2"/>
    <meta:user-defined meta:name="Info 3"/>
    <meta:user-defined meta:name="Info 4"/>
  </office:meta>
</office:document-meta>
</file>